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F8068254E8CF4693.jpg" manifest:media-type="image/jpeg"/>
  <manifest:file-entry manifest:full-path="Pictures/1000000000000421000003197EA4C0BD48CCE8FA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Nature_5f_Illustration1-title">
      <style:graphic-properties fo:min-height="3.506cm"/>
      <style:paragraph-properties style:writing-mode="lr-tb"/>
    </style:style>
    <style:style style:name="pr2" style:family="presentation" style:parent-style-name="Nature_5f_Illustration1-outline1">
      <style:graphic-properties fo:min-height="6.182cm"/>
      <style:paragraph-properties style:writing-mode="lr-tb"/>
    </style:style>
    <style:style style:name="pr3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1" presentation:presentation-page-layout-name="AL1T12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Особине степеновања</text:p>
          </draw:text-box>
        </draw:frame>
        <draw:frame draw:style-name="gr1" draw:layer="layout" svg:width="5.763cm" svg:height="13.951cm" svg:x="1.4cm" svg:y="4.914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12.297cm" svg:height="6.432cm" svg:x="14.313cm" svg:y="4.914cm" presentation:class="outline" presentation:placeholder="true">
          <draw:text-box/>
        </draw:frame>
        <draw:frame presentation:style-name="pr2" draw:layer="layout" svg:width="12.297cm" svg:height="6.432cm" svg:x="14.313cm" svg:y="11.95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sr" fo:country="R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5T23:22:06.541720187</meta:creation-date>
    <meta:editing-duration>PT18M2S</meta:editing-duration>
    <meta:editing-cycles>4</meta:editing-cycles>
    <meta:generator>LibreOffice/7.3.7.2$Linux_X86_64 LibreOffice_project/30$Build-2</meta:generator>
    <dc:title>Nature Illustration</dc:title>
    <dc:date>2024-11-25T23:50:30.159228585</dc:date>
    <meta:document-statistic meta:object-count="38"/>
  </office:meta>
</office:document-meta>
</file>

<file path=Object 4/content.xml><?xml version="1.0" encoding="utf-8"?>
<math xmlns="http://www.w3.org/1998/Math/MathML" display="block">
  <semantics>
    <mtable>
      <mtr>
        <mtd>
          <mrow>
            <mrow>
              <msup>
                <mi>a</mi>
                <mi>m</mi>
              </msup>
              <mo stretchy="false">⋅</mo>
              <msup>
                <mi>a</mi>
                <mi>n</mi>
              </msup>
            </mrow>
            <mo stretchy="false">=</mo>
            <msup>
              <mi>a</mi>
              <mrow>
                <mi>m</mi>
                <mo stretchy="false">+</mo>
                <mi>n</mi>
              </mrow>
            </msup>
          </mrow>
        </mtd>
      </mtr>
      <mtr>
        <mtd>
          <mrow>
            <mfrac>
              <msup>
                <mi>a</mi>
                <mi>m</mi>
              </msup>
              <msup>
                <mi>a</mi>
                <mi>n</mi>
              </msup>
            </mfrac>
            <mo stretchy="false">=</mo>
            <msup>
              <mi>a</mi>
              <mrow>
                <mi>m</mi>
                <mo stretchy="false">−</mo>
                <mi>n</mi>
              </mrow>
            </msup>
          </mrow>
        </mtd>
      </mtr>
      <mtr>
        <mtd>
          <mrow>
            <mrow>
              <msup>
                <mi>a</mi>
                <mi>n</mi>
              </msup>
              <mo stretchy="false">⋅</mo>
              <msup>
                <mi>b</mi>
                <mi>n</mi>
              </msup>
            </mrow>
            <mo stretchy="false">=</mo>
            <msup>
              <mrow>
                <mo fence="true" form="prefix" stretchy="false">(</mo>
                <mrow>
                  <mrow>
                    <mi>a</mi>
                    <mo stretchy="false">⋅</mo>
                    <mi>b</mi>
                  </mrow>
                </mrow>
                <mo fence="true" form="postfix" stretchy="false">)</mo>
              </mrow>
              <mi>n</mi>
            </msup>
          </mrow>
        </mtd>
      </mtr>
      <mtr>
        <mtd>
          <mrow>
            <mfrac>
              <msup>
                <mi>a</mi>
                <mi>n</mi>
              </msup>
              <msup>
                <mi>b</mi>
                <mi>n</mi>
              </msup>
            </mfrac>
            <mo stretchy="false">=</mo>
            <msup>
              <mrow>
                <mo fence="true" form="prefix" stretchy="true">(</mo>
                <mrow>
                  <mfrac>
                    <mi>a</mi>
                    <mi>b</mi>
                  </mfrac>
                </mrow>
                <mo fence="true" form="postfix" stretchy="true">)</mo>
              </mrow>
              <mi>n</mi>
            </msup>
          </mrow>
        </mtd>
      </mtr>
      <mtr>
        <mtd>
          <mrow>
            <msup>
              <mrow>
                <mo fence="true" form="prefix" stretchy="false">(</mo>
                <mrow>
                  <msup>
                    <mi>a</mi>
                    <mi>m</mi>
                  </msup>
                </mrow>
                <mo fence="true" form="postfix" stretchy="false">)</mo>
              </mrow>
              <mi>n</mi>
            </msup>
            <mo stretchy="false">=</mo>
            <msup>
              <mi>a</mi>
              <mrow>
                <mi>m</mi>
                <mo stretchy="false">⋅</mo>
                <mi>n</mi>
              </mrow>
            </msup>
          </mrow>
        </mtd>
      </mtr>
      <mtr>
        <mtd>
          <mrow>
            <msup>
              <mi>a</mi>
              <mrow>
                <mo stretchy="false">−</mo>
                <mi>n</mi>
              </mrow>
            </msup>
            <mo stretchy="false">=</mo>
            <mfrac>
              <mn>1</mn>
              <msup>
                <mi>a</mi>
                <mi>n</mi>
              </msup>
            </mfrac>
          </mrow>
        </mtd>
      </mtr>
      <mtr>
        <mtd>
          <mrow>
            <msup>
              <mi>a</mi>
              <mn>0</mn>
            </msup>
            <mo stretchy="false">=</mo>
            <mn>1</mn>
          </mrow>
        </mtd>
      </mtr>
    </mtable>
    <annotation encoding="StarMath 5.0">a^m cdot a^n = a^{ m+n }
newline frac { a^m }{ a^n } = a^{ m-n }
newline a^n cdot b^n = (a cdot b)^n
newline frac { a^n }{ b^n } = left( frac a b right)^n
newline ( a^m )^n = a^{ m cdot n }
newline a^{ -n } = frac 1 { a^n }
newline a^0 = 1</annotation>
  </semantics>
</math>
</file>